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2d3" officeooo:paragraph-rsid="0001f2d3"/>
    </style:style>
    <style:style style:name="P2" style:family="paragraph" style:parent-style-name="Standard">
      <style:text-properties officeooo:rsid="0003b210" officeooo:paragraph-rsid="0003b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d by Tony Stark Jr.</text:p>
      <text:p text:style-name="P2">This is from master branch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21:42:19.648654366</meta:creation-date>
    <dc:date>2022-02-20T14:31:07.909354877</dc:date>
    <meta:editing-duration>PT9M34S</meta:editing-duration>
    <meta:editing-cycles>3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2" meta:word-count="10" meta:character-count="51" meta:non-whitespace-character-count="43"/>
  </office:meta>
</office:document-meta>
</file>